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35cm" fo:min-width="25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5cm" fo:min-width="2.6cm"/>
    </style:style>
    <style:style style:name="gr3" style:family="graphic" style:parent-style-name="standard">
      <style:graphic-properties draw:fill-color="#15a9ce" draw:textarea-horizontal-align="justify" draw:textarea-vertical-align="middle" draw:auto-grow-height="false" fo:min-height="1.646cm" fo:min-width="5.096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646cm" fo:min-width="3.796cm"/>
    </style:style>
    <style:style style:name="gr5" style:family="graphic" style:parent-style-name="standard">
      <style:graphic-properties draw:fill-color="#92d13d" draw:textarea-horizontal-align="justify" draw:textarea-vertical-align="middle" draw:auto-grow-height="false" fo:min-height="1.646cm" fo:min-width="3.796cm"/>
    </style:style>
    <style:style style:name="gr6" style:family="graphic" style:parent-style-name="standard">
      <style:graphic-properties draw:fill-color="#33444c" draw:textarea-horizontal-align="justify" draw:textarea-vertical-align="middle" draw:auto-grow-height="false" fo:min-height="1.646cm" fo:min-width="4.802cm"/>
    </style:style>
    <style:style style:name="gr7" style:family="graphic" style:parent-style-name="standard">
      <style:graphic-properties draw:fill-color="#33444c" draw:textarea-horizontal-align="justify" draw:textarea-vertical-align="middle" draw:auto-grow-height="false" fo:min-height="1.646cm" fo:min-width="6.196cm"/>
    </style:style>
    <style:style style:name="gr8" style:family="graphic" style:parent-style-name="standard">
      <style:graphic-properties draw:fill-color="#33444c" draw:textarea-horizontal-align="justify" draw:textarea-vertical-align="middle" draw:auto-grow-height="false" fo:min-height="1.646cm" fo:min-width="6.002cm"/>
    </style:style>
    <style:style style:name="gr9" style:family="graphic" style:parent-style-name="objectwithoutfill">
      <style:graphic-properties draw:stroke="dash" draw:stroke-dash="Gestrichelt_20__28_eigen_29_" svg:stroke-width="0.053cm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646cm" fo:min-width="4.09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15a9ce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92d13d"/>
      <style:paragraph-properties fo:text-align="center"/>
    </style:style>
    <style:style style:name="P7" style:family="paragraph">
      <loext:graphic-properties draw:fill-color="#33444c"/>
      <style:paragraph-properties fo:text-align="center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6.1cm" svg:height="3.6cm" svg:x="1.5cm" svg:y="8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cm" svg:height="0.9cm" svg:x="1.5cm" svg:y="8.1cm">
            <text:p text:style-name="P2"><text:span text:style-name="T1">Generators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5" draw:id="id5" draw:layer="layout" svg:width="5.8cm" svg:height="2.1cm" svg:x="7.3cm" svg:y="1.2cm">
          <text:p text:style-name="P2"><text:span text:style-name="T1">GeneratorControl</text:span></text:p>
          <text:p text:style-name="P2"><text:span text:style-name="T2">de.htwg.zeta.generator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4.5cm" svg:height="2.1cm" svg:x="17cm" svg:y="5.2cm">
          <text:p text:style-name="P2"><text:span text:style-name="T1">Common</text:span></text:p>
          <text:p text:style-name="P2"><text:span text:style-name="T2">de.htwg.zeta.comm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6" draw:id="id6" draw:layer="layout" svg:width="4.5cm" svg:height="2.1cm" svg:x="17cm" svg:y="1.2cm">
          <text:p text:style-name="P2"><text:span text:style-name="T1">Server</text:span></text:p>
          <text:p text:style-name="P2"><text:span text:style-name="T2">de.htwg.zeta.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3" draw:id="id3" draw:layer="layout" svg:width="5.506cm" svg:height="2.1cm" svg:x="1.894cm" svg:y="9.2cm">
          <text:p text:style-name="P2"><text:span text:style-name="T3">ScalaFilter</text:span></text:p>
          <text:p text:style-name="P2"><text:span text:style-name="T4">de.htwg.zeta.generator.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" draw:id="id2" draw:layer="layout" svg:width="6.9cm" svg:height="2.1cm" svg:x="10.7cm" svg:y="9.2cm">
          <text:p text:style-name="P2"><text:span text:style-name="T3">Generator</text:span></text:p>
          <text:p text:style-name="P2"><text:span text:style-name="T4">de.htwg.zeta.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4" draw:id="id4" draw:layer="layout" svg:width="6.706cm" svg:height="2.1cm" svg:x="19.894cm" svg:y="9.2cm">
          <text:p text:style-name="P2"><text:span text:style-name="T3">MetaModelRelease</text:span></text:p>
          <text:p text:style-name="P2"><text:span text:style-name="T4">de.htwg.zeta.generator.meta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type="line" svg:x1="19.25cm" svg:y1="7.3cm" svg:x2="14.15cm" svg:y2="9.2cm" draw:start-shape="id1" draw:start-glue-point="2" draw:end-shape="id2" draw:end-glue-point="0" svg:d="M19250 7300l-5100 1900" svg:viewBox="0 0 5101 1901">
          <text:p/>
        </draw:connector>
        <draw:connector draw:style-name="gr9" draw:text-style-name="P8" draw:layer="layout" draw:type="line" svg:x1="19.25cm" svg:y1="7.3cm" svg:x2="4.647cm" svg:y2="9.2cm" draw:start-shape="id1" draw:start-glue-point="2" draw:end-shape="id3" draw:end-glue-point="0" svg:d="M19250 7300l-14603 1900" svg:viewBox="0 0 14604 1901">
          <text:p/>
        </draw:connector>
        <draw:connector draw:style-name="gr9" draw:text-style-name="P8" draw:layer="layout" draw:type="line" svg:x1="19.25cm" svg:y1="7.3cm" svg:x2="23.247cm" svg:y2="9.2cm" draw:start-shape="id1" draw:start-glue-point="2" draw:end-shape="id4" draw:end-glue-point="0" svg:d="M19250 7300l3997 1900" svg:viewBox="0 0 3998 1901">
          <text:p/>
        </draw:connector>
        <draw:connector draw:style-name="gr9" draw:text-style-name="P8" draw:layer="layout" draw:type="line" svg:x1="19.25cm" svg:y1="5.2cm" svg:x2="10.2cm" svg:y2="3.3cm" draw:start-shape="id1" draw:start-glue-point="0" draw:end-shape="id5" draw:end-glue-point="2" svg:d="M19250 5200l-9050-1900" svg:viewBox="0 0 9051 1901">
          <text:p/>
        </draw:connector>
        <draw:connector draw:style-name="gr9" draw:text-style-name="P8" draw:layer="layout" draw:type="line" svg:x1="19.25cm" svg:y1="5.2cm" svg:x2="19.25cm" svg:y2="3.3cm" draw:start-shape="id1" draw:end-shape="id6" draw:end-glue-point="2" svg:d="M19250 5200v-1900" svg:viewBox="0 0 1 1901">
          <text:p/>
        </draw:connector>
        <draw:connector draw:style-name="gr9" draw:text-style-name="P8" draw:layer="layout" draw:type="line" svg:x1="13.1cm" svg:y1="2.25cm" svg:x2="17cm" svg:y2="2.25cm" draw:start-shape="id5" draw:end-shape="id6" svg:d="M13100 2250h3900" svg:viewBox="0 0 3901 1">
          <text:p/>
        </draw:connector>
        <draw:custom-shape draw:style-name="gr10" draw:text-style-name="P5" xml:id="id7" draw:id="id7" draw:layer="layout" svg:width="4.8cm" svg:height="2.1cm" svg:x="7.8cm" svg:y="5.2cm">
          <text:p text:style-name="P2"><text:span text:style-name="T1">Persistence</text:span></text:p>
          <text:p text:style-name="P2"><text:span text:style-name="T2">de.htwg.zeta.persist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type="line" svg:x1="10.2cm" svg:y1="5.2cm" svg:x2="10.2cm" svg:y2="3.3cm" draw:start-shape="id7" draw:start-glue-point="0" draw:end-shape="id5" draw:end-glue-point="2" svg:d="M10200 5200v-1900" svg:viewBox="0 0 1 1901">
          <text:p/>
        </draw:connector>
        <draw:connector draw:style-name="gr9" draw:text-style-name="P8" draw:layer="layout" draw:type="line" svg:x1="17cm" svg:y1="6.25cm" svg:x2="12.6cm" svg:y2="6.25cm" draw:start-shape="id1" draw:end-shape="id7" svg:d="M17000 6250h-4400" svg:viewBox="0 0 4401 1">
          <text:p/>
        </draw:connector>
        <draw:connector draw:style-name="gr9" draw:text-style-name="P8" draw:layer="layout" draw:type="line" svg:x1="10.2cm" svg:y1="5.2cm" svg:x2="19.25cm" svg:y2="3.3cm" draw:start-shape="id7" draw:start-glue-point="0" draw:end-shape="id6" draw:end-glue-point="2" svg:d="M10200 5200l9050-1900" svg:viewBox="0 0 9051 1901">
          <text:p/>
        </draw:connector>
        <draw:connector draw:style-name="gr9" draw:text-style-name="P8" draw:layer="layout" draw:type="line" svg:x1="10.2cm" svg:y1="7.3cm" svg:x2="23.247cm" svg:y2="9.2cm" draw:start-shape="id7" draw:start-glue-point="2" draw:end-shape="id4" draw:end-glue-point="0" svg:d="M10200 7300l13047 1900" svg:viewBox="0 0 13048 1901">
          <text:p/>
        </draw:connector>
        <draw:connector draw:style-name="gr9" draw:text-style-name="P8" draw:layer="layout" draw:type="line" svg:x1="10.2cm" svg:y1="7.3cm" svg:x2="14.15cm" svg:y2="9.2cm" draw:start-shape="id7" draw:start-glue-point="2" draw:end-shape="id2" draw:end-glue-point="0" svg:d="M10200 7300l3950 1900" svg:viewBox="0 0 3951 1901">
          <text:p/>
        </draw:connector>
        <draw:connector draw:style-name="gr9" draw:text-style-name="P8" draw:layer="layout" draw:type="line" svg:x1="10.2cm" svg:y1="7.3cm" svg:x2="4.647cm" svg:y2="9.2cm" draw:start-shape="id7" draw:start-glue-point="2" draw:end-shape="id3" draw:end-glue-point="0" svg:d="M10200 7300l-5553 1900" svg:viewBox="0 0 5554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Gestrichelt_20__28_eigen_29_" draw:display-name="Gestrichelt (eigen)" draw:style="rect" draw:dots2="3" draw:dots2-length="0.5cm" draw:distance="0.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8:18:10.927130174</meta:creation-date>
    <dc:date>2018-03-26T17:34:17.074400551</dc:date>
    <meta:editing-duration>PT5H45M44S</meta:editing-duration>
    <meta:editing-cycles>11</meta:editing-cycles>
    <meta:generator>LibreOffice/5.1.6.2$Linux_X86_64 LibreOffice_project/10m0$Build-2</meta:generator>
    <meta:document-statistic meta:object-count="22"/>
  </office:meta>
</office:document-meta>
</file>